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officeooo:rsid="001265bc" officeooo:paragraph-rsid="0016933f"/>
    </style:style>
    <style:style style:name="P2" style:family="paragraph" style:parent-style-name="Standard">
      <style:paragraph-properties fo:text-align="start" style:justify-single-word="false"/>
      <style:text-properties officeooo:rsid="001265bc" officeooo:paragraph-rsid="0016933f"/>
    </style:style>
    <style:style style:name="P3" style:family="paragraph" style:parent-style-name="Standard">
      <style:paragraph-properties fo:text-align="center" style:justify-single-word="false"/>
      <style:text-properties style:font-name="Times New Roman" officeooo:rsid="0014fdf0" officeooo:paragraph-rsid="0016933f"/>
    </style:style>
    <style:style style:name="P4" style:family="paragraph" style:parent-style-name="Standard">
      <style:paragraph-properties fo:text-align="center" style:justify-single-word="false"/>
      <style:text-properties style:font-name="Times New Roman" officeooo:rsid="001265bc" officeooo:paragraph-rsid="0016933f"/>
    </style:style>
    <style:style style:name="P5" style:family="paragraph" style:parent-style-name="Standard">
      <style:paragraph-properties fo:text-align="center" style:justify-single-word="false"/>
      <style:text-properties style:font-name="Times New Roman" fo:font-size="14pt" officeooo:rsid="001265bc" officeooo:paragraph-rsid="0016933f" style:font-size-asian="14pt" style:font-size-complex="14pt"/>
    </style:style>
    <style:style style:name="P6" style:family="paragraph" style:parent-style-name="Standard">
      <style:paragraph-properties fo:text-align="center" style:justify-single-word="false"/>
      <style:text-properties style:font-name="Times New Roman" fo:font-size="14pt" fo:font-weight="bold" officeooo:rsid="0014fdf0" officeooo:paragraph-rsid="0016933f" style:font-size-asian="14pt" style:font-weight-asian="bold" style:font-size-complex="14pt" style:font-weight-complex="bold"/>
    </style:style>
    <style:style style:name="P7" style:family="paragraph" style:parent-style-name="Text_20_body">
      <style:paragraph-properties fo:line-height="150%" fo:text-align="center" style:justify-single-word="false" fo:break-before="page"/>
      <style:text-properties style:font-name="Times New Roman" fo:font-size="14pt" fo:font-weight="bold" officeooo:rsid="0017c1ab" officeooo:paragraph-rsid="0016933f" style:font-size-asian="14pt" style:font-weight-asian="bold" style:font-size-complex="14pt" style:font-weight-complex="bold"/>
    </style:style>
    <style:style style:name="P8" style:family="paragraph" style:parent-style-name="Text_20_body">
      <style:paragraph-properties fo:line-height="150%" fo:text-align="center" style:justify-single-word="false" fo:break-before="page"/>
      <style:text-properties style:font-name="Times New Roman" fo:font-size="14pt" fo:font-weight="bold" officeooo:rsid="0016c401" officeooo:paragraph-rsid="001729da" style:font-size-asian="14pt" style:font-weight-asian="bold" style:font-size-complex="14pt" style:font-weight-complex="bold"/>
    </style:style>
    <style:style style:name="P9" style:family="paragraph" style:parent-style-name="Text_20_body">
      <style:paragraph-properties fo:line-height="150%" fo:text-align="center" style:justify-single-word="false" fo:break-before="page"/>
      <style:text-properties style:font-name="Times New Roman" fo:font-size="14pt" fo:font-weight="bold" officeooo:rsid="0016933f" officeooo:paragraph-rsid="0016933f" style:font-size-asian="14pt" style:font-weight-asian="bold" style:font-size-complex="14pt" style:font-weight-complex="bold"/>
    </style:style>
    <style:style style:name="P10" style:family="paragraph" style:parent-style-name="Text_20_body">
      <style:paragraph-properties fo:margin-left="0cm" fo:margin-right="0cm" fo:margin-top="0cm" fo:margin-bottom="0cm" style:contextual-spacing="false" fo:line-height="150%" fo:text-align="center" style:justify-single-word="false" fo:orphans="2" fo:widows="2" fo:text-indent="0cm" style:auto-text-indent="false" fo:break-before="page" fo:padding="0cm" fo:border="none"/>
      <style:text-properties style:font-name="Times New Roman" fo:font-size="14pt" fo:font-weight="bold" officeooo:rsid="0019188f" officeooo:paragraph-rsid="001729da"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Times New Roman" fo:font-size="16pt" fo:font-weight="bold" officeooo:rsid="001265bc" officeooo:paragraph-rsid="0016933f"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Times New Roman" fo:font-size="26pt" fo:font-weight="bold" officeooo:rsid="001265bc" officeooo:paragraph-rsid="0016933f" style:font-size-asian="26pt" style:font-weight-asian="bold" style:font-size-complex="26pt" style:font-weight-complex="bold"/>
    </style:style>
    <style:style style:name="P13" style:family="paragraph" style:parent-style-name="Standard">
      <style:paragraph-properties fo:text-align="center" style:justify-single-word="false"/>
      <style:text-properties style:font-name="Times New Roman" fo:font-weight="bold" officeooo:rsid="0014fdf0" officeooo:paragraph-rsid="0016933f" style:font-weight-asian="bold" style:font-weight-complex="bold"/>
    </style:style>
    <style:style style:name="P14" style:family="paragraph" style:parent-style-name="Text_20_body">
      <style:paragraph-properties fo:line-height="150%" fo:text-align="justify" style:justify-single-word="false"/>
      <style:text-properties style:font-name="Times New Roman" fo:font-weight="bold" officeooo:rsid="0016c401" officeooo:paragraph-rsid="001729da" style:font-weight-asian="bold" style:font-weight-complex="bold"/>
    </style:style>
    <style:style style:name="P15"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style:font-name="Times New Roman" fo:font-weight="bold" officeooo:rsid="0017c1ab" officeooo:paragraph-rsid="001729da" style:font-weight-asian="bold" style:font-weight-complex="bold"/>
    </style:style>
    <style:style style:name="P16" style:family="paragraph" style:parent-style-name="Text_20_body">
      <style:paragraph-properties fo:line-height="150%" fo:text-align="start" style:justify-single-word="false"/>
      <style:text-properties style:font-name="Times New Roman" officeooo:paragraph-rsid="0016933f"/>
    </style:style>
    <style:style style:name="P17" style:family="paragraph" style:parent-style-name="Text_20_body">
      <style:paragraph-properties fo:line-height="150%" fo:text-align="justify" style:justify-single-word="false"/>
      <style:text-properties style:font-name="Times New Roman" officeooo:paragraph-rsid="001729da"/>
    </style:style>
    <style:style style:name="P18" style:family="paragraph" style:parent-style-name="Text_20_body">
      <style:paragraph-properties fo:line-height="150%" fo:text-align="justify" style:justify-single-word="false" fo:padding="0.049cm" fo:border="0.06pt solid #d9d9e3"/>
      <style:text-properties style:font-name="Times New Roman" officeooo:paragraph-rsid="001729da"/>
    </style:style>
    <style:style style:name="P19" style:family="paragraph" style:parent-style-name="Text_20_body">
      <style:paragraph-properties fo:line-height="150%" fo:text-align="justify" style:justify-single-word="false"/>
      <style:text-properties style:font-name="Times New Roman"/>
    </style:style>
    <style:style style:name="P20"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style:font-name="Times New Roman" officeooo:paragraph-rsid="001729da"/>
    </style:style>
    <style:style style:name="P21" style:family="paragraph" style:parent-style-name="Text_20_body">
      <style:paragraph-properties fo:line-height="150%"/>
      <style:text-properties style:font-name="Times New Roman"/>
    </style:style>
    <style:style style:name="P22" style:family="paragraph" style:parent-style-name="Text_20_body">
      <style:paragraph-properties fo:line-height="150%" fo:text-align="justify" style:justify-single-word="false"/>
      <style:text-properties style:font-name="Times New Roman" officeooo:rsid="0016c401" officeooo:paragraph-rsid="001729da"/>
    </style:style>
    <style:style style:name="P23"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style:font-name="Times New Roman" officeooo:rsid="0017c1ab" officeooo:paragraph-rsid="001729da"/>
    </style:style>
    <style:style style:name="P24"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style:font-name="Times New Roman" officeooo:rsid="0019188f" officeooo:paragraph-rsid="001729da"/>
    </style:style>
    <style:style style:name="P25" style:family="paragraph" style:parent-style-name="Standard">
      <style:paragraph-properties fo:text-align="start" style:justify-single-word="false"/>
      <style:text-properties fo:font-size="14pt" fo:font-weight="bold" officeooo:rsid="001265bc" officeooo:paragraph-rsid="0016933f" style:font-size-asian="14pt" style:font-weight-asian="bold" style:font-size-complex="14pt" style:font-weight-complex="bold"/>
    </style:style>
    <style:style style:name="P26" style:family="paragraph" style:parent-style-name="Standard">
      <style:paragraph-properties fo:text-align="center" style:justify-single-word="false" fo:break-before="page"/>
      <style:text-properties fo:font-size="14pt" fo:font-weight="bold" officeooo:rsid="001265bc" officeooo:paragraph-rsid="0016933f" style:font-size-asian="14pt" style:font-weight-asian="bold" style:font-size-complex="14pt" style:font-weight-complex="bold"/>
    </style:style>
    <style:style style:name="P27" style:family="paragraph" style:parent-style-name="Standard">
      <style:paragraph-properties fo:text-align="center" style:justify-single-word="false"/>
      <style:text-properties fo:font-size="14pt" fo:font-weight="bold" officeooo:rsid="001265bc" officeooo:paragraph-rsid="0016933f" style:font-size-asian="14pt" style:font-weight-asian="bold" style:font-size-complex="14pt" style:font-weight-complex="bold"/>
    </style:style>
    <style:style style:name="P28" style:family="paragraph" style:parent-style-name="Standard">
      <style:paragraph-properties fo:text-align="center" style:justify-single-word="false"/>
      <style:text-properties fo:font-size="14pt" fo:font-weight="bold" officeooo:rsid="0014fdf0" officeooo:paragraph-rsid="0016933f" style:font-size-asian="14pt" style:font-weight-asian="bold" style:font-size-complex="14pt" style:font-weight-complex="bold"/>
    </style:style>
    <style:style style:name="P29" style:family="paragraph" style:parent-style-name="Standard">
      <style:paragraph-properties fo:text-align="center" style:justify-single-word="false"/>
      <style:text-properties fo:text-transform="uppercase" fo:font-size="14pt" fo:font-weight="bold" officeooo:rsid="001265bc" officeooo:paragraph-rsid="0016933f" style:font-size-asian="14pt" style:font-weight-asian="bold" style:font-size-complex="14pt" style:font-weight-complex="bold"/>
    </style:style>
    <style:style style:name="P30"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text-properties officeooo:paragraph-rsid="0016933f"/>
    </style:style>
    <style:style style:name="P31" style:family="paragraph" style:parent-style-name="Text_20_body">
      <style:paragraph-properties fo:line-height="150%" fo:text-align="justify" style:justify-single-word="false"/>
    </style:style>
    <style:style style:name="P32" style:family="paragraph" style:parent-style-name="Text_20_body">
      <style:paragraph-properties fo:line-height="150%" fo:text-align="justify" style:justify-single-word="false" fo:padding="0.049cm" fo:border="0.06pt solid #d9d9e3"/>
      <style:text-properties officeooo:paragraph-rsid="001729da"/>
    </style:style>
    <style:style style:name="P33" style:family="paragraph" style:parent-style-name="Text_20_body">
      <style:paragraph-properties fo:line-height="150%" fo:padding="0.049cm" fo:border="0.06pt solid #d9d9e3"/>
      <style:text-properties officeooo:paragraph-rsid="001729da"/>
    </style:style>
    <style:style style:name="P34" style:family="paragraph" style:parent-style-name="Text_20_body">
      <style:text-properties officeooo:paragraph-rsid="0016933f"/>
    </style:style>
    <style:style style:name="P35" style:family="paragraph" style:parent-style-name="Text_20_body">
      <style:paragraph-properties fo:text-align="end" style:justify-single-word="false"/>
    </style:style>
    <style:style style:name="P36"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313131" loext:opacity="100%" style:font-name="Times New Roman" fo:font-size="12pt" fo:letter-spacing="normal" fo:font-style="normal" fo:font-weight="normal" officeooo:paragraph-rsid="0016933f" style:font-size-asian="12pt" style:font-size-complex="12pt" loext:padding="0cm" loext:border="none"/>
    </style:style>
    <style:style style:name="P37" style:family="paragraph" style:parent-style-name="Text_20_body">
      <style:paragraph-properties fo:line-height="150%" fo:text-align="justify" style:justify-single-word="false"/>
      <style:text-properties fo:font-variant="normal" fo:text-transform="none" fo:color="#313131" loext:opacity="100%" style:font-name="Times New Roman" fo:font-size="12pt" fo:letter-spacing="normal" fo:font-style="normal" fo:font-weight="normal" officeooo:rsid="0017c1ab" officeooo:paragraph-rsid="0016933f" style:font-size-asian="12pt" style:font-size-complex="12pt" loext:padding="0cm" loext:border="none"/>
    </style:style>
    <style:style style:name="P38"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fo:font-variant="normal" fo:text-transform="none" fo:color="#313131" loext:opacity="100%" style:font-name="Times New Roman" fo:font-size="12pt" fo:letter-spacing="normal" fo:font-style="normal" fo:font-weight="normal" officeooo:rsid="0017c1ab" officeooo:paragraph-rsid="001729da" style:font-size-asian="12pt" style:font-size-complex="12pt" loext:padding="0cm" loext:border="none"/>
    </style:style>
    <style:style style:name="P39" style:family="paragraph" style:parent-style-name="Text_20_body">
      <style:paragraph-properties fo:margin-left="0cm" fo:margin-right="0cm" fo:margin-top="0cm" fo:margin-bottom="0cm" style:contextual-spacing="false" fo:line-height="150%" fo:text-align="center" style:justify-single-word="false" fo:orphans="2" fo:widows="2" fo:text-indent="0cm" style:auto-text-indent="false" fo:break-before="page" fo:padding="0cm" fo:border="none"/>
      <style:text-properties fo:font-variant="normal" fo:text-transform="none" fo:color="#313131" loext:opacity="100%" style:font-name="Times New Roman" fo:font-size="14pt" fo:letter-spacing="normal" fo:font-style="normal" fo:font-weight="bold" officeooo:rsid="0017c1ab" officeooo:paragraph-rsid="001729da" style:font-size-asian="14pt" style:font-weight-asian="bold" style:font-size-complex="14pt" style:font-weight-complex="bold" loext:padding="0cm" loext:border="none"/>
    </style:style>
    <style:style style:name="P40" style:family="paragraph" style:parent-style-name="Text_20_body">
      <style:paragraph-properties fo:margin-left="0cm" fo:margin-right="0cm" fo:margin-top="0cm" fo:margin-bottom="0cm" style:contextual-spacing="false" fo:line-height="150%" fo:text-align="center" style:justify-single-word="false" fo:orphans="2" fo:widows="2" fo:text-indent="0cm" style:auto-text-indent="false" fo:break-before="page" fo:padding="0cm" fo:border="none"/>
      <style:text-properties fo:font-variant="normal" fo:text-transform="none" fo:color="#000000" loext:opacity="100%" style:font-name="Times New Roman" fo:font-size="14pt" fo:letter-spacing="normal" fo:font-style="normal" fo:font-weight="bold" officeooo:rsid="0019188f" officeooo:paragraph-rsid="001729da" style:font-size-asian="14pt" style:font-weight-asian="bold" style:font-size-complex="14pt" style:font-weight-complex="bold" loext:padding="0cm" loext:border="none"/>
    </style:style>
    <style:style style:name="P41" style:family="paragraph" style:parent-style-name="Standard">
      <style:paragraph-properties fo:text-align="center" style:justify-single-word="false"/>
      <style:text-properties officeooo:rsid="001265bc" officeooo:paragraph-rsid="0016933f"/>
    </style:style>
    <style:style style:name="P42" style:family="paragraph" style:parent-style-name="Standard">
      <style:paragraph-properties fo:line-height="150%" fo:text-align="center" style:justify-single-word="false"/>
      <style:text-properties style:font-name="Times New Roman" fo:font-size="14pt" fo:font-weight="bold" style:font-size-asian="14pt" style:font-weight-asian="bold" style:font-size-complex="14pt" style:font-weight-complex="bold"/>
    </style:style>
    <style:style style:name="P43" style:family="paragraph" style:parent-style-name="Text_20_body">
      <style:paragraph-properties fo:line-height="150%" fo:text-align="justify" style:justify-single-word="false"/>
      <style:text-properties style:font-name="Times New Roman"/>
    </style:style>
    <style:style style:name="P44" style:family="paragraph" style:parent-style-name="Text_20_body">
      <style:paragraph-properties fo:line-height="150%" fo:text-align="start" style:justify-single-word="false"/>
      <style:text-properties style:font-name="Times New Roman" officeooo:paragraph-rsid="0016933f"/>
    </style:style>
    <style:style style:name="P45" style:family="paragraph" style:parent-style-name="Text_20_body">
      <style:paragraph-properties fo:line-height="150%" fo:text-align="justify" style:justify-single-word="false"/>
      <style:text-properties style:font-name="Times New Roman" officeooo:rsid="0016c401" officeooo:paragraph-rsid="001729da"/>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end" style:justify-single-word="false"/>
    </style:style>
    <style:style style:name="P48" style:family="paragraph" style:parent-style-name="Text_20_body">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49" style:family="paragraph">
      <loext:graphic-properties draw:fill="none" draw:fill-color="#ffffff"/>
    </style:style>
    <style:style style:name="T1" style:family="text">
      <style:text-properties officeooo:rsid="0016c401"/>
    </style:style>
    <style:style style:name="T2" style:family="text">
      <style:text-properties fo:text-transform="uppercase" fo:font-size="14pt" style:font-size-asian="14pt" style:font-size-complex="14pt"/>
    </style:style>
    <style:style style:name="T3" style:family="text">
      <style:text-properties style:font-name="Times New Roman"/>
    </style:style>
    <style:style style:name="T4" style:family="text">
      <style:text-properties style:font-name="Times New Roman" officeooo:rsid="0016c401"/>
    </style:style>
    <style:style style:name="T5" style:family="text">
      <style:text-properties fo:font-weight="bold" style:font-weight-asian="bold" style:font-weight-complex="bold"/>
    </style:style>
    <style:style style:name="T6" style:family="text">
      <style:text-properties officeooo:rsid="0017c1ab"/>
    </style:style>
    <style:style style:name="T7" style:family="text">
      <style:text-properties fo:color="#374151" loext:opacity="100%"/>
    </style:style>
    <style:style style:name="T8" style:family="text">
      <style:text-properties fo:color="#000000" loext:opacity="100%"/>
    </style:style>
    <style:style style:name="T9" style:family="text">
      <style:text-properties officeooo:rsid="0019188f"/>
    </style:style>
    <style:style style:name="T10" style:family="text">
      <style:text-properties fo:font-variant="normal" fo:text-transform="none" fo:color="#000000" loext:opacity="100%" fo:font-size="12pt" fo:letter-spacing="normal" fo:font-style="normal" fo:font-weight="normal" officeooo:rsid="0017c1ab" style:font-size-asian="12pt" style:font-size-complex="12pt" loext:padding="0cm" loext:border="none"/>
    </style:style>
    <style:style style:name="T11" style:family="text">
      <style:text-properties fo:font-variant="normal" fo:text-transform="none" fo:color="#000000" loext:opacity="100%" fo:font-size="12pt" fo:letter-spacing="normal" fo:font-style="normal" fo:font-weight="normal" style:font-size-asian="12pt" style:font-size-complex="12pt" loext:padding="0cm" loext:border="none"/>
    </style:style>
    <style:style style:name="gr1" style:family="graphic">
      <style:graphic-properties draw:stroke="none" svg:stroke-color="#000000" draw:fill="none" draw:fill-color="#ffffff" fo:min-height="6.5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légio Astros do Sabe<text:span text:style-name="T1">r</text:span></text:p>
      <text:p text:style-name="P4"/>
      <text:p text:style-name="P4"/>
      <text:p text:style-name="P4"/>
      <text:p text:style-name="P4"/>
      <text:p text:style-name="P4"/>
      <text:p text:style-name="P4"/>
      <text:p text:style-name="P4"/>
      <text:p text:style-name="P4"/>
      <text:p text:style-name="P4"/>
      <text:p text:style-name="P4"/>
      <text:p text:style-name="P5"/>
      <text:p text:style-name="P11"><text:span text:style-name="T2">Implementação de um sistema mobile para serviços de saúde em Angola</text:span> </text:p>
      <text:p text:style-name="P12"/>
      <text:p text:style-name="P13">Por</text:p>
      <text:p text:style-name="P6">Evandro da Silva Eusébio</text:p>
      <text:p text:style-name="P2"/>
      <text:p text:style-name="P2"/>
      <text:p text:style-name="P2"/>
      <text:p text:style-name="P2"/>
      <text:p text:style-name="P2"/>
      <text:p text:style-name="P2"/>
      <text:p text:style-name="P2"/>
      <text:p text:style-name="P2"/>
      <text:p text:style-name="P2"/>
      <text:p text:style-name="P2"/>
      <text:p text:style-name="P2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Luanda, aos 2023</text:p>
      <text:p text:style-name="P26"/>
      <text:p text:style-name="P27"/>
      <text:p text:style-name="P27"/>
      <text:p text:style-name="P27"/>
      <text:p text:style-name="P27"/>
      <text:p text:style-name="P28">EVANDRO DA SILVA EUSÉBIO</text:p>
      <text:p text:style-name="P1"/>
      <text:p text:style-name="P1"/>
      <text:p text:style-name="P1"/>
      <text:p text:style-name="P1"/>
      <text:p text:style-name="P1"/>
      <text:p text:style-name="P1"/>
      <text:p text:style-name="P1"/>
      <text:p text:style-name="P1"/>
      <text:p text:style-name="P29">Implementação de um sistema mobile para serviços de saúde em Angola</text:p>
      <text:p text:style-name="P27"/>
      <text:p text:style-name="P27"/>
      <text:p text:style-name="P27"/>
      <text:p text:style-name="P27"/>
      <text:p text:style-name="P27"/>
      <text:p text:style-name="P27"/>
      <text:p text:style-name="P27"/>
      <text:p text:style-name="P27"><draw:frame text:anchor-type="paragraph" draw:z-index="0" draw:name="Moldura de texto 1" draw:style-name="gr1" draw:text-style-name="P49" svg:width="8.097cm" svg:height="6.51cm" svg:x="8.738cm" svg:y="0.284cm"><draw:text-box><text:p>Lorem Ipsum é simplesmente uma simulação de texto da indústria tipográfica e de impressos, e vem sendo utilizado desde o século XVI, quando um impressor desconhecido pegou uma bandeja de tipos e os embaralhou para fazer um livro de modelos de tipos. Lorem Ipsum sobreviveu não só a cinco séculos, como também ao salto para a editoração eletrônica, permanecendo essencialmente inalterado. Se popularizou na década de 60, quando a Letraset.</text:p><text:p/><text:p>Orientador: Magallas Prodution</text:p></draw:text-box></draw:frame></text:p>
      <text:p text:style-name="P27"/>
      <text:p text:style-name="P27"/>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Luanda, aos 2023</text:p>
      <text:p text:style-name="P1"/>
      <text:p text:style-name="P46"><text:soft-page-break/>Agradecimentos</text:p>
      <text:p text:style-name="P21"><text:tab/>Primeiramente, quero agradecer a Deus pelas capacidades e habilidades que o mesmo me concedeu para a realização deste material, a minha família por seu amor, apoio e paciência durante todo o período de elaboração deste trabalho. Seu incentivo constante foi fundamental para me manter focado e motivado.</text:p>
      <text:p text:style-name="P21"><text:tab/>Quero também estender meu agradecimento aos meus amigos e colegas de classe, que compartilharam suas ideias, conhecimento e experiências comigo. Suas discussões e debates enriqueceram meu entendimento sobre o assunto e me ajudaram a moldar minhas ideias.</text:p>
      <text:p text:style-name="P21"><text:tab/>Ao meu orientador Magalhães, expresso minha profunda gratidão por sua orientação e apoio constante ao longo deste processo. Suas insights e conselhos foram inestimáveis e contribuíram significativamente para o desenvolvimento deste trabalho.</text:p>
      <text:p text:style-name="P21"><text:tab/>Agradeço também a todos os entrevistados e participantes da pesquisa, cujas contribuições foram cruciais para a coleta de dados e a realização deste estudo.</text:p>
      <text:p text:style-name="P21"><text:tab/>Além disso, quero agradecer à instituição de ensino colégio Astros do Saber <text:s/>por fornecer os recursos e o ambiente propício para a realização deste projeto.</text:p>
      <text:p text:style-name="P21"><text:tab/>Por fim, mas não menos importante, agradeço a todos os que de alguma forma me apoiaram ao longo dessa jornada acadêmica.</text:p>
      <text:p text:style-name="P21"><text:tab/>Gostaria de expressar minha profunda gratidão a todos aqueles que contribuíram para o sucesso da realização deste Trabalho de Conclusão de Curso. Este projeto representa o culminar de anos de estudo, pesquisa e dedicação, e não teria sido possível sem o apoio inestimável de muitas pessoas.</text:p>
      <text:p text:style-name="P21"><text:tab/>Este TCC não é apenas um reflexo do meu esforço individual, mas também do apoio e colaboração de muitas pessoas incríveis. Muito obrigado a todos vocês por fazerem parte deste importante capítulo da minha vida acadêmica.</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4"/>
      <text:p text:style-name="Text_20_body"/>
      <text:p text:style-name="Text_20_body"/>
      <text:p text:style-name="Text_20_body"/>
      <text:p text:style-name="Text_20_body"/>
      <text:p text:style-name="Text_20_body"/>
      <text:p text:style-name="Text_20_body"/>
      <text:p text:style-name="Text_20_body"/>
      <text:p text:style-name="Text_20_body"/>
      <text:p text:style-name="P35">Ainda que eu falasse as línguas dos homens e dos anjos, e não tivesse amor, seria como o metal que soa ou como o sino que tine.</text:p>
      <text:p text:style-name="P35">E ainda que tivesse o dom de profecia, e conhecesse todos os mistérios e toda a ciência, e ainda que tivesse toda a fé, de maneira tal que transportasse os montes, e não tivesse amor, nada seria.</text:p>
      <text:p text:style-name="P35">E ainda que distribuísse toda a minha fortuna para sustento dos pobres, e ainda que entregasse o meu corpo para ser queimado, e não tivesse amor, nada disso me aproveitaria.</text:p>
      <text:p text:style-name="P35">Agora, pois, permanecem a fé, a esperança e o amor, estes três, mas o maior destes é o amor. </text:p>
      <text:p text:style-name="P35">( Apostolo Paulo - 1 Coríntios 13:1-13)</text:p>
      <text:p text:style-name="P35"/>
      <text:p text:style-name="P35"/>
      <text:p text:style-name="P35"><text:soft-page-break/></text:p>
      <text:p text:style-name="P35"/>
      <text:p text:style-name="P48">Resumo</text:p>
      <text:p text:style-name="P19">Com o passar dos anos, o mundo no qual vivemos passou por diversas mudanças, entre elas está o setor da saúde e o de tecnologia. Essas mudanças despertaram a necessidade de informação rápida, precisa e disponível em qualquer hora e lugar, proporcionando o crescimento de forma significativa da utilização de aplicações mobile em smartphones. Em contrapartida, a saúde <text:s/>em Angola ainda enfrenta diversos problemas, entre eles: a superlotação de hospitais, a burocracia na marcação de consulta, falta de medicamentos e médicos, escassez de informações precisas sobre a localização de estabelecimentos e informações sobre médicos. Informações essas fundamentais na velocidade e precisão de decisão do paciente. A partir desse contexto, este projeto teve como objetivo desenvolver um aplicativo para disponibilizar dados sobre estabelecimentos desde produtos e serviços disponíveis nos mesmos. No Software os estabelecimentos da saúde puderam cadastrar seus próprios serviços e produtos, dados esses que serão disponibilizados por uma API REST FULL usando o Framework LARAVEL <text:s/>por toda aplicação e visto pelos usuários singular. A aplicação usa o banco de dados Google Firebase e os recursos Authentication e Realtime Database. Esses recursos garantem um melhor controle sobre usuários e visualização e alteração em tempo real dos dados cadastrados, respectivamente. Os estabelecimentos são geo-representados através da API Google Maps. A aplicação permite que um cidadão visualize os dados, cadastre um perfil e informe dependentes; na qual os próprios estabelecimentos de saúde serão responsáveis pelos pela gerência dos seus próprios dados. </text:p>
      <text:p text:style-name="P19"/>
      <text:p text:style-name="P19"><text:span text:style-name="T5">Palavras-chave:</text:span> API REST FULL, Framework, Aplicativo Mobile, LARAVEL. </text:p>
      <text:p text:style-name="P9">Lista de Abreviaturas e siglas</text:p>
      <text:p text:style-name="P16">API <text:s/>-&gt; Interface de Programação de Aplicativos </text:p>
      <text:p text:style-name="P16">APK <text:s text:c="2"/>-&gt;Android Package </text:p>
      <text:p text:style-name="P16">APP <text:s/>-&gt; Aplicativo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2"><text:soft-page-break/>Introdução</text:p>
      <text:p text:style-name="P31"><text:tab/><text:span text:style-name="T3">Acesso eficiente e eficaz aos serviços de saúde é uma necessidade fundamental para o bem-estar de qualquer sociedade. Em Angola, um país em constante desenvolvimento e transformação, o setor de saúde enfrenta desafios significativos relacionados à acessibilidade, qualidade e eficiência dos serviços prestados à sua população diversificada e geograficamente dispersa. Nesse contexto, a implementação de tecnologias móveis tem emergido como uma estratégia promissora para melhorar o acesso aos serviços de saúde e otimizar a entrega de cuidados médicos.</text:span></text:p>
      <text:p text:style-name="P19"><text:tab/>A evolução tecnológica global e a disseminação ubíqua de dispositivos móveis, como smartphones, oferecem oportunidades sem precedentes para inovar na área da saúde. Este pré-projeto tem como foco central a "Implementação de um sistema mobile para serviços de saúde em Angola." Ele busca explorar a viabilidade, benefícios e desafios da adoção de soluções móveis no contexto do sistema de saúde angolano.</text:p>
      <text:p text:style-name="P19"><text:tab/>Ao longo deste estudo, examinaremos o estado atual do sistema de saúde em Angola, destacando os obstáculos que dificultam o acesso a cuidados médicos de qualidade. Além disso, investigaremos como a implementação de um sistema mobile pode contribuir para superar esses desafios, promovendo a eficiência na prestação de serviços de saúde, melhorando a comunicação entre profissionais de saúde e pacientes, e aumentando a acessibilidade a informações e recursos de saúde.</text:p>
      <text:p text:style-name="P19"><text:tab/>Este projeto também se propõe a analisar casos de sucesso de implementações de sistemas móveis na área de saúde em outras partes do mundo, identificando lições que podem ser aplicadas no contexto angolano. Além disso, abordaremos questões críticas relacionadas à segurança de dados, infraestrutura de telecomunicações e aceitação por parte dos usuários, que são aspectos fundamentais na concepção e implementação bem-sucedida de sistemas mobile na área da saúde.</text:p>
      <text:p text:style-name="P19"><text:tab/>Em última análise, este estudo visa contribuir para o avanço dos serviços de saúde em Angola, propondo soluções inovadoras que têm o potencial de melhorar a qualidade de vida da população angolana. A implementação de um sistema mobile para serviços de saúde não é apenas um avanço tecnológico, mas uma oportunidade de transformação positiva na prestação de cuidados médicos em Angola.</text:p>
      <text:p text:style-name="P7">Problemática</text:p>
      <text:p text:style-name="P37"><text:tab/>Encontrar um estabelecimento unidade sanitária e/ ou hospitalar aberto (Posto Médico, Centros Médicos e Hospitais centrais), com Médicos em serviços e agendar consultas médicas, não é tarefa fácil em Angola. O problema agrava-se, principalmente, nas zonas urbanas e suburbanas do país. Muitas vezes, o utente procura por uma destas unidades sanitárias em condições de aflição extrema por um problema de saúde, e depara – se com longas filas, e ausência de profissionais de saúde no local.</text:p>
      <text:p text:style-name="P37"><text:tab/>O acesso precário aos serviços de saúde em Angola representa um problema crítico que afeta profundamente a vida dos cidadãos angolanos e a saúde pública como um todo.</text:p>
      <text:p text:style-name="P37"><text:tab/>As desigualdades regionais são pronunciadas, com as áreas rurais e remotas sofrendo ainda mais com a falta de acesso aos serviços de saúde. As áreas urbanas, como a capital Luanda, muitas vezes concentram a maioria dos recursos e profissionais de saúde, deixando áreas remotas negligenciadas.</text:p>
      <text:p text:style-name="P37"><text:tab/>Devido à falta de acesso oportuno a serviços de saúde, muitos pacientes sofrem diagnósticos tardios, o que reduz significativamente as chances de tratamento bem-sucedido e aumenta o custo dos cuidados médicos.</text:p>
      <text:p text:style-name="P37"><text:tab/>Populações vulneráveis, como crianças, idosos, mulheres grávidas e pessoas com condições médicas crônicas, enfrentam desafios adicionais na busca por atendimento médico adequado, o que coloca esses grupos em maior risco de complicações de saúde.</text:p>
      <text:p text:style-name="P37"><text:tab/>A falta de serviços de saúde acessíveis no sistema público obriga muitos pacientes a recorrer a instalações médicas privadas, resultando em custos financeiros elevados que podem ser insustentáveis para famílias de baixa renda.</text:p>
      <text:p text:style-name="P36">Assim sendo, questiona-se como esse problema poderia ser amenizado ou resolvido<text:span text:style-name="T6">?</text:span></text:p>
      <text:p text:style-name="P39">Hipóteses</text:p>
      <text:p text:style-name="P38"><text:span text:style-name="T7"><text:tab/></text:span><text:span text:style-name="T8">Uma possibilidade seria o desenvolvimento de um software de agendamento de consultas online poderia facilitar o agendamento eficiente de consultas médicas. Esse software permitiria que os pacientes marcassem consultas com antecedência, evitando longas filas de espera nas unidades de saúde e melhorando a distribuição de pacientes ao longo do tempo. </text:span></text:p>
      <text:p text:style-name="P20"><text:span text:style-name="T10"><text:tab/>Outra</text:span><text:span text:style-name="T11"> possível solução foi desenvolver um aplicativo móvel, mostrando não só as informações dos produtos e disponibilidade dos serviços de saúde em Angola, mas também os estabelecimentos hospitalares abertos (Posto Médico, Centros Médicos e Hospitais), Médicos em serviços, farmácias, agendamentos de consultas e triagem emergencial com informações seguras e confiáveis em tempo real.</text:span></text:p>
      <text:p text:style-name="P10">Justificativa</text:p>
      <text:p text:style-name="P24"><text:tab/>O acesso aos serviços de saúde é fundamental para a qualidade de vida da população. Ao facilitar o acesso a consultas médicas e informações de saúde por meio de dispositivos móveis, esse sistema poderá reduzir as barreiras que muitos cidadãos enfrentam para receber cuidados médicos oportunos.</text:p>
      <text:p text:style-name="P24"><text:tab/>Angola enfrenta desigualdades significativas no acesso à saúde, com áreas urbanas muitas vezes tendo melhores serviços do que áreas rurais. A implementação desse sistema pode contribuir para a redução dessas disparidades, beneficiando as comunidades mais vulneráveis.</text:p>
      <text:p text:style-name="P24"><text:tab/>A coleta de dados sobre o uso do sistema e seus efeitos no acesso à saúde pode fornecer dados valiosos para pesquisas acadêmicas e estudos de saúde pública em Angola.</text:p>
      <text:p text:style-name="P24"><text:tab/>A criação e implementação de tecnologia de saúde móvel apresenta oportunidades para inovação tecnológica e desenvolvimento de competências em tecnologia da informação e comunicação, o que é relevante para instituições acadêmicas e estudantes de tecnologia.</text:p>
      <text:p text:style-name="P24"><text:tab/>Pode melhorar a qualidade de vida dos cidadãos angolanos, proporcionando-lhes um meio mais conveniente de acessar cuidados médicos e informações de saúde.</text:p>
      <text:p text:style-name="P24">Isso capacita os pacientes a tomar decisões informadas sobre sua saúde e a agendar consultas médicas quando necessário, promovendo o autocuidado e a prevenção de doenças.</text:p>
      <text:p text:style-name="P24"><text:tab/>Pode reduzir o estresse relacionado à busca por serviços de saúde, como longas esperas em filas de hospitais e clínicas, tornando a experiência de cuidados de saúde mais conveniente e eficaz.</text:p>
      <text:p text:style-name="P24">Potencial para Desenvolvimento Profissional: Para profissionais de saúde, a adoção de tecnologias móveis para serviços de saúde pode aprimorar suas habilidades e expandir suas oportunidades de carreira.</text:p>
      <text:p text:style-name="P40">Objectivo</text:p>
      <text:p text:style-name="P15">Objetivo Geral</text:p>
      <text:p text:style-name="P23"><text:tab/>O objetivo geral deste projeto é implementar um sistema mobile abrangente e eficaz para serviços de saúde em Angola, visando melhorar significativamente o acesso da população aos cuidados de saúde, reduzir as longas filas de espera e aumentar a eficiência da prestação de serviços médicos em todo o país.</text:p>
      <text:p text:style-name="P15">Objetivos Específicos</text:p>
      <text:p text:style-name="P23"><text:span text:style-name="T9"><text:tab/>1- </text:span>Criar um aplicativo mobile de fácil utilização que permita aos pacientes em Angola agendar consultas médicas de forma conveniente, acessar informações médicas e receber lembretes de consulta.</text:p>
      <text:p text:style-name="P23"><text:span text:style-name="T9"><text:tab/>2 - </text:span>Estabelecer parcerias com unidades de saúde em zonas urbanas e suburbanas para a adesão ao sistema mobile, garantindo a disponibilidade de médicos e profissionais de saúde para consultas agendadas.</text:p>
      <text:p text:style-name="P23"><text:span text:style-name="T9"><text:tab/>3 - </text:span>Realizar campanhas de conscientização pública sobre a existência do sistema mobile de agendamento de consultas, incentivando os cidadãos a utilizá-lo como uma ferramenta para melhorar o acesso aos cuidados médicos.</text:p>
      <text:p text:style-name="P23"><text:span text:style-name="T9"><text:tab/>4 - </text:span>Garantir a segurança e a privacidade dos dados dos pacientes, implementando medidas rigorosas de segurança da informação e conformidade com regulamentos de proteção de dados em Angola.</text:p>
      <text:p text:style-name="P23"><text:span text:style-name="T9"><text:tab/>5 - </text:span>Desenvolver um plano de expansão sustentável do sistema mobile para abranger um número crescente de pacientes e unidades de saúde em Angola, com o apoio de órgãos governamentais e parceiros relevantes.</text:p>
      <text:p text:style-name="P8">O estado dos serviços de saúde em Angola</text:p>
      <text:p text:style-name="P22"><text:tab/>O estado dos serviços de saúde em Angola tem sido uma preocupação significativa nas últimas décadas. Angola é um país localizado no sul da África, e embora seja rico em recursos naturais, como petróleo e diamantes, enfrentou vários desafios em relação à prestação de serviços de saúde para sua população</text:p>
      <text:p text:style-name="P17"><text:tab/>Angola passou por décadas de guerra civil que terminaram oficialmente em 2002. Esse conflito deixou um legado de infraestrutura destruída, sistemas de saúde debilitados e uma população que sofreu as consequências diretas e indiretas da guerra.</text:p>
      <text:p text:style-name="P17"><text:tab/>A infraestrutura de saúde em Angola era subdesenvolvida antes e durante o período de conflito. Muitas instalações de saúde foram danificadas ou destruídas, e a falta de manutenção adequada tornou as condições ainda piores.</text:p>
      <text:p text:style-name="P17"><text:tab/> O acesso aos cuidados de saúde em Angola é frequentemente desigual, com áreas urbanas geralmente tendo melhor acesso do que áreas rurais. Isso resulta em disparidades significativas na saúde e na qualidade de vida entre diferentes grupos populacionais.</text:p>
      <text:p text:style-name="P17"><text:tab/>Angola enfrenta uma escassez crônica de profissionais de saúde, incluindo médicos, enfermeiros e técnicos de saúde. Isso torna a prestação de cuidados médicos eficazes e de qualidade um desafio, especialmente em áreas remotas.</text:p>
      <text:p text:style-name="P17"><text:tab/>Angola lida com várias doenças endêmicas, como malária, tuberculose e HIV/AIDS. Essas doenças representam um fardo significativo para o sistema de saúde e a população em geral.</text:p>
      <text:p text:style-name="P17"><text:tab/>O governo de Angola tem feito esforços para melhorar a situação dos serviços de saúde no país. Houve investimentos em infraestrutura de saúde, treinamento de profissionais de saúde e programas de combate a doenças.</text:p>
      <text:p text:style-name="P17"><text:tab/>Apesar dos recursos naturais, o país enfrentou desafios financeiros devido às flutuações nos preços do petróleo, que é uma importante fonte de receita. Essas flutuações afetaram o financiamento dos serviços de saúde.</text:p>
      <text:p text:style-name="P17"><text:tab/>Organizações internacionais, como a Organização Mundial da Saúde (OMS) e o Fundo das Nações Unidas para a Infância (UNICEF), têm trabalhado em colaboração com o governo angolano para melhorar os serviços de saúde, fornecendo apoio técnico e financeiro.</text:p>
      <text:p text:style-name="P17"><text:tab/>Questões culturais e sociais, como crenças tradicionais e barreiras linguísticas, também podem afetar a busca por cuidados de saúde e a adesão aos tratamentos.</text:p>
      <text:p text:style-name="P32"><text:soft-page-break/><text:span text:style-name="T4"><text:tab/>Angola enfrenta desafios significativos em termos de financiamento dos serviços de saúde. Apesar de sua riqueza em recursos naturais, a distribuição desigual da riqueza e a dependência excessiva do petróleo como fonte de receita tornaram o sistema de saúde vulnerável às flutuações nos preços do petróleo. Isso resultou em orçamentos de saúde instáveis, que por sua vez afetam a capacidade do sistema de saúde de fornecer cuidados consistentes e de alta qualidade.</text:span></text:p>
      <text:p text:style-name="P32"><text:tab/>A malária é uma das principais preocupações de saúde pública em Angola. O país enfrenta uma alta carga de malária, especialmente nas áreas rurais. Além disso, outras doenças tropicais negligenciadas, como a doença do sono e a oncocercose, também afetam partes do país. O controle e a prevenção dessas doenças representam desafios contínuos.</text:p>
      <text:p text:style-name="P32"><text:tab/>O governo de Angola tem tomado medidas para reformar o sistema de saúde e melhorar a qualidade dos cuidados. Isso inclui a expansão da infraestrutura de saúde, a construção de novos hospitais e centros de saúde, e a formação de profissionais de saúde. Além disso, programas de saúde materno-infantil e de vacinação foram implementados para melhorar a saúde das mães e das crianças.</text:p>
      <text:p text:style-name="P32"><text:tab/>Garantir o acesso a medicamentos essenciais é fundamental para melhorar a saúde da população. Angola tem trabalhado na expansão do acesso a medicamentos essenciais, mas desafios relacionados à distribuição e disponibilidade de medicamentos ainda existem.</text:p>
      <text:p text:style-name="P32"><text:tab/>A educação em saúde desempenha um papel fundamental na melhoria dos resultados de saúde. Angola tem trabalhado na conscientização da população sobre práticas saudáveis, incluindo o combate ao estigma em relação a doenças como o HIV/AIDS.</text:p>
      <text:p text:style-name="P32"><text:tab/>Embora haja progresso na melhoria dos serviços de saúde em Angola, muitos desafios persistem. A estabilidade econômica, a formação contínua de profissionais de saúde, a manutenção da infraestrutura de saúde e a expansão dos cuidados de saúde para áreas rurais remotas são áreas que requerem atenção contínua.</text:p>
      <text:p text:style-name="P33"><text:tab/>No geral, o estado dos serviços de saúde em Angola é um desafio complexo, mas o país tem demonstrado um compromisso em superá-lo. O investimento contínuo em infraestrutura, recursos humanos e programas de prevenção é essencial para melhorar a saúde e o bem-estar da população angolana. Além disso, a cooperação internacional desempenha um papel importante na promoção de melhores práticas e no fortalecimento do sistema de saúde de Angola.</text:p>
      <text:p text:style-name="P18"><text:tab/>Angola tem enfrentado desafios significativos em relação aos seus serviços de saúde, mas também tem feito esforços para melhorar a situação. A reconstrução da infraestrutura de saúde, o aumento do acesso aos cuidados médicos e a melhoria da formação de profissionais de saúde são áreas-chave de foco para melhorar o estado dos serviços de saúde em Angola, consequentemente a <text:soft-page-break/>inserção da tecnologia tem a capacidade de ajudar na estabilidade e disponibilidade dos serviços de saúde.</text:p>
      <text:p text:style-name="P8">A importância da tecnologia móvel na saúde</text:p>
      <text:p text:style-name="P22"><text:tab/>A evolução da tecnologia móvel é uma verdade que está invadindo o cotidiano das pessoas, principalmente com a popularização dos tablets e smartphones. Falando especificamente sobre o smartphones, você já parou para pensar em como esse aparelho tem contribuído com o setor de saúde, mudando, para melhor, o trabalho realizado? Vale a pena fazer essa reflexão.</text:p>
      <text:p text:style-name="P22"><text:tab/>Os smartphones, estão sendo amplamente utilizados em clínicas e hospitais, tanto para melhorar a interação entre médicos, profissionais e pacientes, quanto para deixar o trabalho mais rápido e até reduzir custos. Com eles, durante o atendimento, o médico não precisa procurar uma sala com um computador para acessar resultado de exames ou prontuários, é possível fazer isso enquanto anda pelos corredores.</text:p>
      <text:p text:style-name="P22"><text:tab/>Com essa tecnologia móvel, os médicos podem mostrar os diagnósticos para os pacientes que estão internados instantaneamente, explicando os resultados e discutindo com eles de forma dinâmica. Isso faz com que médicos e pacientes se envolvam no processo de tratamento e cura, o que é muito positivo para atingir os objetivos.</text:p>
      <text:p text:style-name="P22"><text:tab/>Os prontuários eletrônicos (PEP) também já estão sendo adotados, inclusive, por meio de aplicativos desenvolvidos para tablets, cada vez mais seguros e com mais qualidade. Eles têm tornado a documentação mais eficiente e reduzem o excesso de uso de papel, ou seja, os tablets também são alternativas sustentáveis na medicina.</text:p>
      <text:p text:style-name="P22"><text:tab/>É claro que por serem pequenos e móveis, é preciso ter um cuidado a mais ao colocar informações tão importantes nos iPads, mas tudo mostra uma tendência das clínicas e hospitais de se adaptarem nesse sentido, para unirem a praticidade com a qualidade e privacidade dos atendimentos.</text:p>
      <text:p text:style-name="P22"><text:tab/>E essa realidade tecnológica também tem se manifestado nos cursos de medicina nas universidades. Essa nova geração de estudantes já está muito mais habituada ao convívio com os dispositivos móveis, o que faz com que a sua adaptação a eles seja um processo praticamente natural.</text:p>
      <text:p text:style-name="P22"><text:tab/>A adoção de tablets em sala de aula também proporciona uma boa economia para os estudantes, que normalmente gastam muito dinheiro em livros e materiais impressos. Na Universidade de Yale, por exemplo, os alunos de medicina recebem iPads e os utilizam para praticamente tudo.</text:p>
      <text:p text:style-name="P22"><text:tab/>Os próprios pacientes também podem se beneficiar dessa tecnologia móvel. Em vez de preencherem uma ficha, ao passarem pela triagem anterior ao atendimento médico, podem receber <text:soft-page-break/>um tablet e usá-lo para armazenar suas principais informações. Essa é mais uma alternativa que deixa o processo mais dinâmico e ágil.</text:p>
      <text:p text:style-name="P14">Automação de processos com tecnologia móvel</text:p>
      <text:p text:style-name="P22"><text:tab/>A automação dos processos por meio do uso das tecnologias móveis foi um excelente ganho para a medicina. Essa automação trabalha, basicamente, com o envio de informações para diferentes locais por processos tecnológicos, visto que é preciso apenas que o profissional ou o paciente tenha acesso a um smartphone ou tablet, por exemplo. Essa utilização traz benefícios para os gestores, pacientes e médicos. Confira um pouco mais a seguir!</text:p>
      <text:p text:style-name="P14">Mobilidade clínica</text:p>
      <text:p text:style-name="P22"><text:tab/>No momento em que a automação dos processos é implementada na clínica, as possibilidades de oferecer aos pacientes serviços que vão além daqueles que podem ser realizados via ligação aumentam muito.</text:p>
      <text:p text:style-name="P22"><text:tab/>Isso acontece porque as informações são disponibilizadas para os pacientes na internet, seja por aplicativos em smartphones, tablets ou computadores.</text:p>
      <text:p text:style-name="P22"><text:tab/>Desse modo, é possível conferir a agenda da clínica, de médicos e plantões e, assim, compartilhá-las com os pacientes, marcar e remarcar consultas, entre outras opções.</text:p>
      <text:p text:style-name="P14">Cadastros automatizados</text:p>
      <text:p text:style-name="P22"><text:tab/>Na hora de buscar por informações é muito mais fácil e ágil encontrá-las a partir de uma simples pesquisa no computador, não é mesmo?!</text:p>
      <text:p text:style-name="P22"><text:tab/>Essa melhor organização e gestão do tempo nas clínicas demonstra o compromisso com os seus pacientes, visto que essa busca automatizada permite gerenciar as informações de forma muito mais prática que a habitual.</text:p>
      <text:p text:style-name="P22"><text:tab/>Também com o uso da tecnologia móvel atrelada à automatização dos processos é possível coordenar o fluxo de pacientes a partir da disponibilidade e acesso à agenda dos médicos, a fim de que todos pacientes possam ser atendidos dentro do horário estabelecido.</text:p>
      <text:p text:style-name="P22"><text:tab/>Essa automatização dos cadastros dos pacientes faz com que os profissionais consigam atendê-los de maneira muito mais responsável e individual, deixando-os mais confortáveis, satisfeitos e familiarizados com a clínica.</text:p>
      <text:p text:style-name="P22"><text:tab/>Com os cadastros atualizados, organizados e de fácil acesso, a promoção de um relacionamentoduradouro e personalizado é muito maior, principalmente se for adotado o envio de notificações por meio de e-mail ou SMS para alertar os pacientes sobre consultas e outros serviços.</text:p>
      <text:p text:style-name="P14"><text:soft-page-break/>Relação médico-paciente</text:p>
      <text:p text:style-name="P22"><text:tab/>Uma das facilidades que a tecnologia móvel traz para a relação médico-paciente diz respeito à comunicação mais rápida e eficiente por meio de aplicativos.</text:p>
      <text:p text:style-name="P22"><text:tab/>Segundo um estudo realizado em novembro de 2015 pela consultoria britânica Cello Health Insight, cerca de 87% dos médicos brasileiros fazem uso de aplicativos de mensagens para conversar com os seus pacientes, ideia essa que pode ser implementada também em Angola.</text:p>
      <text:p text:style-name="P22"><text:tab/>Essa ação demonstra que a tecnologia móvel é muito benéfica para o dia a dia dos médicos e dos pacientes, que conseguem sanar suas dúvidas de maneira imediata, sem a necessidade de esperar por uma consulta pessoal para tirar as suas dúvidas ou ter que esperar em uma cadeira do hospital para marcação de uma consulta ou aquisição de um produto, por exemplo.</text:p>
      <text:p text:style-name="P22"><text:tab/>No entanto, para que essa relação seja positiva para ambos os lados é necessário que haja algumas regras e limitações, para que não haja extrapolação. Mas, com certeza, não se pode negar que essa interação é muito positiva.</text:p>
      <text:p text:style-name="P8">Desafios e oportunidades para a implementação de um sistema móvel de saúde em Angola</text:p>
      <text:p text:style-name="P22">A implementação de um sistema móvel de saúde em Angola oferece várias oportunidades significativas para melhorar a prestação de serviços de saúde, mas também enfrenta desafios específicos.</text:p>
      <text:p text:style-name="P14">Desafios</text:p>
      <text:p text:style-name="P22"><text:tab/>Infraestrutura Tecnológica Limitada: Muitas áreas de Angola podem ter acesso limitado à infraestrutura tecnológica, incluindo conectividade de internet e eletricidade confiável. Isso pode dificultar a implementação de sistemas móveis de saúde em algumas regiões.</text:p>
      <text:p text:style-name="P22"><text:tab/>Angola enfrenta desigualdades significativas em termos de acesso à tecnologia móvel e dispositivos. Garantir que a implementação de sistemas móveis de saúde seja inclusiva e atenda às necessidades de todas as camadas da sociedade é um desafio importante.</text:p>
      <text:p text:style-name="P22"><text:tab/>A coleta e o armazenamento de dados de saúde por meio de dispositivos móveis devem ser feitos com rigorosas medidas de segurança para proteger a privacidade dos pacientes. Isso requer investimentos em segurança de dados e conscientização.</text:p>
      <text:p text:style-name="P22"><text:tab/>Para que os profissionais de saúde e os pacientes aproveitem ao máximo os sistemas móveis de saúde, é necessário oferecer treinamento em alfabetização digital e uso de tecnologia.</text:p>
      <text:p text:style-name="P22"><text:tab/>Integrar sistemas móveis de saúde com os sistemas de saúde existentes em Angola pode ser um desafio técnico e logístico complexo. A interoperabilidade é fundamental para garantir que as informações do paciente sejam compartilhadas de maneira eficaz entre diferentes partes do sistema de saúde.</text:p>
      <text:p text:style-name="P14">Oportunidades</text:p>
      <text:p text:style-name="P22"><text:tab/>A tecnologia móvel pode superar barreiras geográficas e fornecer acesso a cuidados de saúde em áreas remotas, onde a infraestrutura de saúde é limitada. Isso é especialmente valioso em um país vasto como Angola.</text:p>
      <text:p text:style-name="P22"><text:tab/>Sistemas móveis de saúde podem reduzir o tempo e os custos associados às consultas médicas tradicionais, permitindo consultas virtuais, agendamento de consultas e entrega de resultados de exames por meio de aplicativos móveis.</text:p>
      <text:p text:style-name="P22"><text:tab/>A tecnologia móvel permite o monitoramento contínuo de pacientes com condições crônicas, o que pode melhorar o gerenciamento de doenças e reduzir as hospitalizações desnecessárias.</text:p>
      <text:p text:style-name="P22"><text:soft-page-break/><text:tab/>Aplicativos móveis podem fornecer informações educacionais sobre prevenção de doenças, promoção de saúde e gestão de condições crônicas, capacitando os pacientes a tomar decisões informadas sobre sua saúde.</text:p>
      <text:p text:style-name="P22"><text:tab/>A coleta de dados de saúde por meio de dispositivos móveis pode fornecer informações valiosas para a tomada de decisões de saúde em níveis local e nacional. Isso pode contribuir para o planejamento e a alocação de recursos de saúde de maneira mais eficaz.</text:p>
      <text:p text:style-name="P22"><text:tab/>Embora a implementação inicial possa exigir investimentos significativos, a longo prazo, sistemas móveis de saúde podem reduzir os custos associados à prestação de cuidados de saúde, especialmente com a prevenção de doenças e o gerenciamento eficaz de condições crônicas.</text:p>
      <text:p text:style-name="P22"><text:tab/>A tecnologia móvel pode capacitar os pacientes a serem mais ativos em seu próprio cuidado, o que pode levar a melhores resultados de saúde e maior satisfação do paciente.</text:p>
      <text:p text:style-name="P22"><text:span text:style-name="T6"><text:tab/>A</text:span> implementação de um sistema móvel de saúde em Angola oferece oportunidades significativas para melhorar o acesso, a eficiência e a qualidade dos serviços de saúde. No entanto, essas oportunidades também vêm com desafios, que devem ser abordados com cuidado para garantir que a tecnologia seja implementada de maneira eficaz e equitativa, beneficiando a população angolana como um tod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P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30T22:03:57.331000000</meta:creation-date>
    <meta:generator>LibreOffice/7.5.4.2$Windows_X86_64 LibreOffice_project/36ccfdc35048b057fd9854c757a8b67ec53977b6</meta:generator>
    <dc:date>2023-10-02T20:45:59.768000000</dc:date>
    <meta:editing-duration>PT24M3S</meta:editing-duration>
    <meta:editing-cycles>5</meta:editing-cycles>
    <meta:document-statistic meta:table-count="0" meta:image-count="0" meta:object-count="0" meta:page-count="19" meta:paragraph-count="126" meta:word-count="4080" meta:character-count="26729" meta:non-whitespace-character-count="22673"/>
  </office:meta>
</office:document-meta>
</file>